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6000001779C131621DE4D9789.png" manifest:media-type="image/png"/>
  <manifest:file-entry manifest:full-path="Pictures/1000020100000460000001DB118EE4A2A1C59174.png" manifest:media-type="image/png"/>
  <manifest:file-entry manifest:full-path="Pictures/10000201000004540000027A86A6E59731A0E1FC.png" manifest:media-type="image/png"/>
  <manifest:file-entry manifest:full-path="Pictures/1000020100000250000002FBD1CBEA4F31A2A9E5.png" manifest:media-type="image/png"/>
  <manifest:file-entry manifest:full-path="Pictures/1000020100000430000001EAB3BCC3CCE73C7F1A.png" manifest:media-type="image/png"/>
  <manifest:file-entry manifest:full-path="Pictures/10000201000003AD00000079012D5E1EA80907CB.png" manifest:media-type="image/png"/>
  <manifest:file-entry manifest:full-path="Pictures/10000201000005E0000002C8B4264F3B3C1F0AB5.png" manifest:media-type="image/png"/>
  <manifest:file-entry manifest:full-path="Pictures/1000020100000454000002753278FB3BEE9223EB.png" manifest:media-type="image/png"/>
  <manifest:file-entry manifest:full-path="Pictures/100002010000044A000002B56DBD38D970B6CBB0.png" manifest:media-type="image/png"/>
  <manifest:file-entry manifest:full-path="Pictures/1000020100000368000000CEAD6D74295C7191C4.png" manifest:media-type="image/png"/>
  <manifest:file-entry manifest:full-path="Pictures/10000201000001E1000001CD71D40EE41A362467.png" manifest:media-type="image/png"/>
  <manifest:file-entry manifest:full-path="Pictures/1000020100000363000000766EC3EDB47A97BBA5.png" manifest:media-type="image/png"/>
  <manifest:file-entry manifest:full-path="Pictures/100002010000034600000073096315CEFF45A5DC.png" manifest:media-type="image/png"/>
  <manifest:file-entry manifest:full-path="Pictures/100002010000030600000049B8894C10A96222D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56692" officeooo:paragraph-rsid="00056ad7"/>
    </style:style>
    <style:style style:name="P2" style:family="paragraph" style:parent-style-name="Standard">
      <style:paragraph-properties fo:text-align="center" style:justify-single-word="false"/>
      <style:text-properties fo:font-size="36pt" fo:language="es" fo:country="ES" fo:font-weight="bold" officeooo:rsid="00056ad7" officeooo:paragraph-rsid="00056ad7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language="es" fo:country="ES" fo:font-weight="normal" officeooo:rsid="00056ad7" officeooo:paragraph-rsid="00056ad7" style:font-size-asian="12.25pt" style:font-weight-asian="normal" style:font-size-complex="14pt" style:font-weight-complex="normal"/>
    </style:style>
    <style:style style:name="P4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99095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3.133cm" fo:min-width="7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NEXO </text:span>CIFRADO </text:p>
      <text:p text:style-name="P2">ASIMÉTRICO</text:p>
      <text:p text:style-name="P3"/>
      <text:p text:style-name="P3"/>
      <text:p text:style-name="P3"/>
      <text:p text:style-name="P3"/>
      <text:p text:style-name="P3"/>
      <text:p text:style-name="P3"><draw:frame draw:style-name="fr3" draw:name="Imagen1" text:anchor-type="char" svg:width="17cm" svg:height="7.209cm" draw:z-index="1"><draw:image xlink:href="Pictures/1000020100000460000001DB118EE4A2A1C5917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0" draw:name="Forma2" draw:style-name="gr1" draw:text-style-name="P4" svg:width="7.155cm" svg:height="3.133cm" svg:x="-0.051cm" svg:y="0.035cm"><text:p text:style-name="P4"><text:span text:style-name="T2">PEDRO RUIZ NUÑEZ</text:span></text:p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n2" text:anchor-type="char" svg:width="17cm" svg:height="9.726cm" draw:z-index="2"><draw:image xlink:href="Pictures/10000201000004540000027A86A6E59731A0E1FC.png" xlink:type="simple" xlink:show="embed" xlink:actuate="onLoad" draw:mime-type="image/png"/></draw:frame><text:soft-page-break/></text:p>
      <text:p text:style-name="P3"/>
      <text:p text:style-name="P3"/>
      <text:p text:style-name="P3"><draw:frame draw:style-name="fr3" draw:name="Imagen3" text:anchor-type="char" svg:width="17cm" svg:height="9.648cm" draw:z-index="3"><draw:image xlink:href="Pictures/1000020100000454000002753278FB3BEE9223E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3" draw:name="Imagen4" text:anchor-type="char" svg:width="17cm" svg:height="10.728cm" draw:z-index="4"><draw:image xlink:href="Pictures/100002010000044A000002B56DBD38D970B6CBB0.png" xlink:type="simple" xlink:show="embed" xlink:actuate="onLoad" draw:mime-type="image/png"/></draw:frame><text:soft-page-break/></text:p>
      <text:p text:style-name="P3"/>
      <text:p text:style-name="P3"/>
      <text:p text:style-name="P3"><draw:frame draw:style-name="fr2" draw:name="Imagen5" text:anchor-type="char" svg:width="10.964cm" svg:height="7.938cm" draw:z-index="5"><draw:image xlink:href="Pictures/1000020100000206000001779C131621DE4D978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n6" text:anchor-type="char" svg:width="17cm" svg:height="7.77cm" draw:z-index="6"><draw:image xlink:href="Pictures/1000020100000430000001EAB3BCC3CCE73C7F1A.png" xlink:type="simple" xlink:show="embed" xlink:actuate="onLoad" draw:mime-type="image/png"/></draw:frame><text:soft-page-break/></text:p>
      <text:p text:style-name="P3"/>
      <text:p text:style-name="P3"><draw:frame draw:style-name="fr1" draw:name="Imagen7" text:anchor-type="char" svg:x="0.021cm" svg:y="4.53cm" svg:width="17cm" svg:height="4.015cm" draw:z-index="7"><draw:image xlink:href="Pictures/1000020100000368000000CEAD6D74295C7191C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1" draw:name="Imagen8" text:anchor-type="char" svg:x="1.102cm" svg:y="0.499cm" svg:width="13.663cm" svg:height="17.609cm" draw:z-index="8"><draw:image xlink:href="Pictures/1000020100000250000002FBD1CBEA4F31A2A9E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n9" text:anchor-type="char" svg:width="17cm" svg:height="2.312cm" draw:z-index="9"><draw:image xlink:href="Pictures/1000020100000363000000766EC3EDB47A97BBA5.png" xlink:type="simple" xlink:show="embed" xlink:actuate="onLoad" draw:mime-type="image/png"/></draw:frame><text:soft-page-break/></text:p>
      <text:p text:style-name="P3"/>
      <text:p text:style-name="P3"><draw:frame draw:style-name="fr3" draw:name="Imagen10" text:anchor-type="char" svg:width="17cm" svg:height="2.332cm" draw:z-index="10"><draw:image xlink:href="Pictures/100002010000034600000073096315CEFF45A5DC.png" xlink:type="simple" xlink:show="embed" xlink:actuate="onLoad" draw:mime-type="image/png"/></draw:frame></text:p>
      <text:p text:style-name="P3"/>
      <text:p text:style-name="P3"/>
      <text:p text:style-name="P3"><draw:frame draw:style-name="fr2" draw:name="Imagen11" text:anchor-type="char" svg:width="16.385cm" svg:height="1.545cm" draw:z-index="11"><draw:image xlink:href="Pictures/100002010000030600000049B8894C10A96222DC.png" xlink:type="simple" xlink:show="embed" xlink:actuate="onLoad" draw:mime-type="image/png"/></draw:frame></text:p>
      <text:p text:style-name="P3"/>
      <text:p text:style-name="P3"><draw:frame draw:style-name="fr3" draw:name="Imagen12" text:anchor-type="char" svg:width="17cm" svg:height="8.047cm" draw:z-index="12"><draw:image xlink:href="Pictures/10000201000005E0000002C8B4264F3B3C1F0AB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13" text:anchor-type="char" svg:width="10.181cm" svg:height="9.758cm" draw:z-index="13"><draw:image xlink:href="Pictures/10000201000001E1000001CD71D40EE41A362467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14" text:anchor-type="char" svg:x="0cm" svg:y="0.222cm" svg:width="17cm" svg:height="2.185cm" draw:z-index="14"><draw:image xlink:href="Pictures/10000201000003AD00000079012D5E1EA80907CB.png" xlink:type="simple" xlink:show="embed" xlink:actuate="onLoad" draw:mime-type="image/png"/></draw:frame></text:p>
      <text:p text:style-name="Standard"><draw:frame draw:style-name="fr1" draw:name="Imagen15" text:anchor-type="char" svg:x="-0.743cm" svg:y="0.515cm" svg:width="18.979cm" svg:height="8.983cm" draw:z-index="15"><draw:image xlink:href="Pictures/10000201000005E0000002C8B4264F3B3C1F0AB5.png" xlink:type="simple" xlink:show="embed" xlink:actuate="onLoad" draw:mime-type="image/png"/></draw:frame><draw:frame draw:style-name="fr1" draw:name="Imagen16" text:anchor-type="char" svg:x="-0.743cm" svg:y="0.515cm" svg:width="10.398cm" svg:height="0.938cm" draw:z-index="16"><draw:image xlink:href="Pictures/10000201000003AD00000079012D5E1EA80907CB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56692" officeooo:paragraph-rsid="00056a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.E.S PEDRO MERCEDES<text:tab/>2ºASIR<text:tab/>SAD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8.1$Windows_X86_64 LibreOffice_project/e1f30c802c3269a1d052614453f260e49458c82c</meta:generator>
    <dc:date>2022-11-30T14:05:07.890000000</dc:date>
    <meta:editing-duration>PT5M54S</meta:editing-duration>
    <meta:editing-cycles>6</meta:editing-cycles>
    <meta:document-statistic meta:table-count="0" meta:image-count="16" meta:object-count="0" meta:page-count="7" meta:paragraph-count="3" meta:word-count="8" meta:character-count="55" meta:non-whitespace-character-count="49"/>
  </office:meta>
</office:document-meta>
</file>